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master-page-name="">
      <style:paragraph-properties fo:margin-left="0.5in" fo:margin-right="0in" fo:margin-top="0in" fo:margin-bottom="0.0835in" fo:text-indent="0in" style:auto-text-indent="false" style:page-number="auto"/>
    </style:style>
    <style:style style:name="P8" style:family="paragraph" style:parent-style-name="Text_20_body">
      <style:paragraph-properties fo:margin-left="0.5in" fo:margin-right="0in" fo:margin-top="0in" fo:margin-bottom="0.0835in" fo:text-indent="0in" style:auto-text-indent="false">
        <style:tab-stops>
          <style:tab-stop style:position="1in"/>
        </style:tab-stops>
      </style:paragraph-properties>
    </style:style>
    <style:style style:name="P9" style:family="paragraph" style:parent-style-name="Text_20_body">
      <style:paragraph-properties fo:text-align="center" style:justify-single-word="false"/>
    </style:style>
    <style:style style:name="P10" style:family="paragraph" style:parent-style-name="Heading">
      <style:paragraph-properties fo:text-align="center" style:justify-single-word="false"/>
    </style:style>
    <style:style style:name="P11" style:family="paragraph" style:parent-style-name="Contents_20_1">
      <style:paragraph-properties>
        <style:tab-stops>
          <style:tab-stop style:position="7.2681in" style:type="right" style:leader-style="dotted" style:leader-text="."/>
        </style:tab-stops>
      </style:paragraph-properties>
    </style:style>
    <style:style style:name="P12" style:family="paragraph" style:parent-style-name="Contents_20_2">
      <style:paragraph-properties>
        <style:tab-stops>
          <style:tab-stop style:position="7.0717in" style:type="right" style:leader-style="dotted" style:leader-text="."/>
        </style:tab-stops>
      </style:paragraph-properties>
    </style:style>
    <style:style style:name="P13" style:family="paragraph" style:parent-style-name="Contents_20_3">
      <style:paragraph-properties>
        <style:tab-stops>
          <style:tab-stop style:position="6.8752in" style:type="right" style:leader-style="dotted" style:leader-text="."/>
        </style:tab-stops>
      </style:paragraph-properties>
    </style:style>
    <style:style style:name="P14" style:family="paragraph" style:parent-style-name="Standard"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Dbf 7.0 Manual</text:p>
      <text:p text:style-name="P9">Micha Nelissen – 11<text:span text:style-name="T2">th</text:span> September 2004</text:p>
      <text:p text:style-name="P9">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s/>1 Introduction<text:tab/>2</text:p>
          <text:p text:style-name="P11"><text:s/>2 Class structure<text:tab/>3</text:p>
          <text:p text:style-name="P12"><text:s/>2.1 TDbf<text:tab/>3</text:p>
          <text:p text:style-name="P12"><text:s/>2.2 TDbfFile<text:tab/>3</text:p>
          <text:p text:style-name="P12"><text:s/>2.3 TDbfFieldDef<text:tab/>3</text:p>
          <text:p text:style-name="P11"><text:s/>3 File types<text:tab/>3</text:p>
          <text:p text:style-name="P11"><text:s/>4 Expressions<text:tab/>4</text:p>
          <text:p text:style-name="P11"><text:s/>5 FAQ<text:tab/>5</text:p>
          <text:p text:style-name="P12"><text:s/>5.1 Does TDbf support images?<text:tab/>5</text:p>
          <text:p text:style-name="P12"><text:s/>5.2 Why do deleted records not show up when using ixPrimary indexes?<text:tab/>5</text:p>
          <text:p text:style-name="P12"><text:s/>5.3 How can I make an index on a TDateTime field?<text:tab/>5</text:p>
          <text:p text:style-name="P12"><text:s/>5.4 How can I sort the display of the records differently?<text:tab/>5</text:p>
          <text:p text:style-name="P12"><text:s/>5.5 Why does RecordCount return too many records?<text:tab/>5</text:p>
          <text:p text:style-name="P12"><text:s/>5.6 How to know if a record is currently being edited by another user?<text:tab/>5</text:p>
          <text:p text:style-name="P12"><text:s/>5.7 How to handle different character sets and locale sorting?<text:tab/>6</text:p>
          <text:p text:style-name="P12"><text:s/>5.8 How to undelete records?<text:tab/>6</text:p>
          <text:p text:style-name="P12"><text:s/>5.9 How can I restructure a table?<text:tab/>6</text:p>
          <text:p text:style-name="P11"><text:s/>6 Methods<text:tab/>6</text:p>
          <text:p text:style-name="P12"><text:s/>6.1 GetFieldData<text:tab/>6</text:p>
          <text:p text:style-name="P12"><text:s/>6.2 Resync<text:tab/>6</text:p>
          <text:p text:style-name="P12"><text:s/>6.3 CreateBlobStream<text:tab/>6</text:p>
          <text:p text:style-name="P12"><text:s/>6.4 Translate<text:tab/>7</text:p>
          <text:p text:style-name="P12"><text:s/>6.5 ClearCalcFields<text:tab/>7</text:p>
          <text:p text:style-name="P12"><text:s/>6.6 CompareBookmarks<text:tab/>7</text:p>
          <text:p text:style-name="P12"><text:s/>6.7 CheckDbfFieldDefs<text:tab/>7</text:p>
          <text:p text:style-name="P12"><text:s/>6.8 AddIndex<text:tab/>7</text:p>
          <text:p text:style-name="P12"><text:s/>6.9 RegenerateIndexes<text:tab/>8</text:p>
          <text:p text:style-name="P12"><text:s/>6.10 CancelRange<text:tab/>8</text:p>
          <text:p text:style-name="P12"><text:s/>6.11 SearchKey<text:tab/>8</text:p>
          <text:p text:style-name="P12"><text:s/>6.12 SetRange<text:tab/>9</text:p>
          <text:p text:style-name="P12"><text:s/>6.13 PrepareKey<text:tab/>9</text:p>
          <text:p text:style-name="P12"><text:s/>6.14 ExtractKey<text:tab/>9</text:p>
          <text:p text:style-name="P12"><text:s/>6.15 UpdateIndexDefs<text:tab/>9</text:p>
          <text:p text:style-name="P12"><text:s/>6.16 GetFileNames<text:tab/>9</text:p>
          <text:p text:style-name="P12"><text:s/>6.17 GetIndexNames<text:tab/>9</text:p>
          <text:p text:style-name="P12"><text:s/>6.18 GetAllIndexFiles<text:tab/>10</text:p>
          <text:p text:style-name="P12"><text:s/>6.19 TryExclusive<text:tab/>10</text:p>
          <text:p text:style-name="P12"><text:s/>6.20 EndExclusive<text:tab/>10</text:p>
          <text:p text:style-name="P12"><text:s/>6.21 LockTable<text:tab/>10</text:p>
          <text:p text:style-name="P12"><text:s/>6.22 UnlockTable<text:tab/>10</text:p>
          <text:p text:style-name="P12"><text:s/>6.23 OpenIndexFile<text:tab/>10</text:p>
          <text:p text:style-name="P12"><text:s/>6.24 DeleteIndex<text:tab/>10</text:p>
          <text:p text:style-name="P12"><text:s/>6.25 CloseIndexFile<text:tab/>10</text:p>
          <text:p text:style-name="P12"><text:s/>6.26 RepageIndexFile<text:tab/>11</text:p>
          <text:p text:style-name="P12"><text:s/>6.27 CompactIndexFile<text:tab/>11</text:p>
          <text:p text:style-name="P12"><text:s/>6.28 Locate<text:tab/>11</text:p>
          <text:p text:style-name="P12"><text:s/>6.29 LocateRecord<text:tab/>11</text:p>
          <text:p text:style-name="P12"><text:soft-page-break/><text:s/>6.30 IsDeleted<text:tab/>11</text:p>
          <text:p text:style-name="P12"><text:s/>6.31 Undelete<text:tab/>12</text:p>
          <text:p text:style-name="P12"><text:s/>6.32 CreateTable<text:tab/>12</text:p>
          <text:p text:style-name="P12"><text:s/>6.33 CreateTableEx<text:tab/>12</text:p>
          <text:p text:style-name="P12"><text:s/>6.34 CopyFrom<text:tab/>12</text:p>
          <text:p text:style-name="P12"><text:s/>6.35 RestructureTable<text:tab/>12</text:p>
          <text:p text:style-name="P13">Example<text:tab/>13</text:p>
          <text:p text:style-name="P12"><text:s/>6.36 PackTable<text:tab/>13</text:p>
          <text:p text:style-name="P12"><text:s/>6.37 EmptyTable<text:tab/>13</text:p>
          <text:p text:style-name="P12"><text:s/>6.38 Zap<text:tab/>13</text:p>
          <text:p text:style-name="P12"><text:s/>6.39 InitFieldDefsFromFields<text:tab/>13</text:p>
          <text:p text:style-name="P11"><text:s/>7 Properties<text:tab/>14</text:p>
          <text:p text:style-name="P12"><text:s/>7.1 AbsolutePath<text:tab/>14</text:p>
          <text:p text:style-name="P12"><text:s/>7.2 DbfFieldDefs<text:tab/>14</text:p>
          <text:p text:style-name="P12"><text:s/>7.3 PhysicalRecNo<text:tab/>14</text:p>
          <text:p text:style-name="P12"><text:s/>7.4 LanguageID<text:tab/>14</text:p>
          <text:p text:style-name="P12"><text:s/>7.5 LanguageStr<text:tab/>14</text:p>
          <text:p text:style-name="P12"><text:s/>7.6 CodePage<text:tab/>14</text:p>
          <text:p text:style-name="P12"><text:s/>7.7 ExactRecordCount<text:tab/>14</text:p>
          <text:p text:style-name="P12"><text:s/>7.8 DbfFile<text:tab/>15</text:p>
          <text:p text:style-name="P12"><text:s/>7.9 UserStream<text:tab/>15</text:p>
          <text:p text:style-name="P12"><text:s/>7.10 DisableResyncOnPost<text:tab/>15</text:p>
          <text:p text:style-name="P12"><text:s/>7.11 DateTimeHandling<text:tab/>15</text:p>
          <text:p text:style-name="P12"><text:s/>7.12 Exclusive<text:tab/>15</text:p>
          <text:p text:style-name="P12"><text:s/>7.13 FilePath<text:tab/>15</text:p>
          <text:p text:style-name="P12"><text:s/>7.14 FilePathFull<text:tab/>16</text:p>
          <text:p text:style-name="P12"><text:s/>7.15 Filter<text:tab/>16</text:p>
          <text:p text:style-name="P12"><text:s/>7.16 Indexes<text:tab/>16</text:p>
          <text:p text:style-name="P12"><text:s/>7.17 IndexDefs<text:tab/>16</text:p>
          <text:p text:style-name="P12"><text:s/>7.18 IndexFieldNames<text:tab/>16</text:p>
          <text:p text:style-name="P12"><text:s/>7.19 IndexName<text:tab/>16</text:p>
          <text:p text:style-name="P12"><text:s/>7.20 MasterFields<text:tab/>17</text:p>
          <text:p text:style-name="P12"><text:s/>7.21 MasterSource<text:tab/>17</text:p>
          <text:p text:style-name="P12"><text:s/>7.22 OpenMode<text:tab/>17</text:p>
          <text:p text:style-name="P12"><text:s/>7.23 ReadOnly<text:tab/>17</text:p>
          <text:p text:style-name="P12"><text:s/>7.24 ShowDeleted<text:tab/>17</text:p>
          <text:p text:style-name="P12"><text:s/>7.25 Storage<text:tab/>18</text:p>
          <text:p text:style-name="P12"><text:s/>7.26 StoreDefs<text:tab/>18</text:p>
          <text:p text:style-name="P12"><text:s/>7.27 TableName<text:tab/>18</text:p>
          <text:p text:style-name="P12"><text:s/>7.28 TableLevel<text:tab/>18</text:p>
          <text:p text:style-name="P12"><text:s/>7.29 Version<text:tab/>18</text:p>
          <text:p text:style-name="P12"><text:s/>7.30 BeforeAutoCreate<text:tab/>19</text:p>
          <text:p text:style-name="P12"><text:s/>7.31 OnCompareRecord<text:tab/>19</text:p>
          <text:p text:style-name="P12"><text:s/>7.32 OnFilterRecord<text:tab/>19</text:p>
          <text:p text:style-name="P12"><text:s/>7.33 OnLanguageWarning<text:tab/>19</text:p>
          <text:p text:style-name="P12"><text:s/>7.34 OnLocaleError<text:tab/>19</text:p>
          <text:p text:style-name="P12"><text:s/>7.35 OnIndexMissing<text:tab/>19</text:p>
          <text:p text:style-name="P12"><text:s/>7.36 OnCopyDateTimeAsString<text:tab/>19</text:p>
          <text:p text:style-name="P12"><text:s/>7.37 OnTranslate<text:tab/>20</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7140623702097928096" text:style-name="L1">
        <text:list-item>
          <text:p text:style-name="P14"><text:soft-page-break/>Works without the Borland Database Engine.</text:p>
        </text:list-item>
        <text:list-item>
          <text:p text:style-name="P14">Allows the use of all dBASE </text:p>
        </text:list-item>
        <text:list-item>
          <text:p text:style-name="P14">native types (including character, numeric, logical, date, and memo). See <text:span text:style-name="Source_20_Text"><text:bookmark-ref text:reference-format="text" text:ref-name="__RefNumPara__5090_1787780352">TableLevel</text:bookmark-ref></text:span>.</text:p>
        </text:list-item>
        <text:list-item>
          <text:p text:style-name="P14">Memo files are supported, both text and binary so you can use fields with no size limit.</text:p>
        </text:list-item>
        <text:list-item>
          <text:p text:style-name="P14">File format 100% compatible with dBASE III+ or dBASE IV or dBASE for Windows.</text:p>
        </text:list-item>
        <text:list-item>
          <text:p text:style-name="P14">Support for Clipper and Visual FoxPro tables.</text:p>
        </text:list-item>
        <text:list-item>
          <text:p text:style-name="P14">Restructuring existing tables to drop, add or modify a current table structure while retaining table data.</text:p>
        </text:list-item>
        <text:list-item>
          <text:p text:style-name="P14">Multi-user access through BDE compatible locking. Only 1 user can lock a particular record for writing, but multiple users can read the record.</text:p>
        </text:list-item>
        <text:list-item>
          <text:p text:style-name="P14">Index support available for fast sorting, searching and ranging of big tables. Indexes supported include NDX and MDX index files.</text:p>
        </text:list-item>
        <text:list-item>
          <text:p text:style-name="P14">Expression parser for both indexes and filters.</text:p>
        </text:list-item>
        <text:list-item>
          <text:p text:style-name="P14">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text:soft-page-break/>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Text_20_body">Supported functions:</text:p>
      <text:p text:style-name="Text_20_body"><text:span text:style-name="Source_20_Text">STR(num[,size,precision])</text:span></text:p>
      <text:p text:style-name="P7">Converts a number <text:span text:style-name="T1">num</text:span> to a string with optional size and precision</text:p>
      <text:p text:style-name="P8"><text:span text:style-name="T1">num</text:span><text:tab/>number to convert to string</text:p>
      <text:p text:style-name="P8"><text:span text:style-name="T1">size</text:span><text:tab/>the total number of characters to output</text:p>
      <text:p text:style-name="P8"><text:span text:style-name="T1">precision</text:span><text:tab/>the number of digits to the right of the decimal point</text:p>
      <text:p text:style-name="Text_20_body"><text:span text:style-name="Source_20_Text">DTOS(date)</text:span></text:p>
      <text:p text:style-name="Text_20_body">Converts <text:span text:style-name="T1">date</text:span> to a string with representation <text:span text:style-name="T1">YYYYMMDD</text:span></text:p>
      <text:p text:style-name="Text_20_body"><text:span text:style-name="Source_20_Text">SUBSTR(str,index,count)</text:span></text:p>
      <text:p text:style-name="Text_20_body">Extracts a substring from string <text:span text:style-name="T1">str</text:span> from position index and length count</text:p>
      <text:p text:style-name="Text_20_body"><text:span text:style-name="Source_20_Text">UPPER(str)</text:span></text:p>
      <text:p text:style-name="Text_20_body"><text:soft-page-break/>Returns the uppercase equivalent of string <text:span text:style-name="T1">str</text:span></text:p>
      <text:p text:style-name="Text_20_body"><text:span text:style-name="Source_20_Text">LOWER(str)</text:span></text:p>
      <text:p text:style-name="Text_20_body">Returns the lowercase equivalent of string <text:span text:style-name="T1">str</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text:soft-page-break/>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41 </text:bookmark-ref>.</text:p>
      <text:h text:style-name="Heading_20_1" text:outline-level="1">Methods</text:h>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CreateBlobStream</text:h>
      <text:p text:style-name="Text_20_body"><text:span text:style-name="Source_20_Text">function CreateBlobStream(Field: TField; Mode: TBlobStreamMode): </text:span><text:soft-page-break/><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text:bookmark-start text:name="__RefNumPara__1492_493540530"/><text:bookmark-start text:name="__RefHeading__415_1116964618"/>AddIndex<text:bookmark-end text:name="__RefNumPara__1492_493540530"/><text:bookmark-end text:name="__RefHeading__415_1116964618"/></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text:soft-page-break/>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5601928924748635903" text:style-name="L2">
        <text:list-item>
          <text:p text:style-name="P15">ixPrimary specifies a distinct unique index. An exception will be thrown when you try to insert 2 equal keys.</text:p>
        </text:list-item>
        <text:list-item>
          <text:p text:style-name="P15">ixUnique specifies an unique index. Duplicate key entries will be ignored.</text:p>
        </text:list-item>
        <text:list-item>
          <text:p text:style-name="P15">ixDescending specifies reverse sorting order.</text:p>
        </text:list-item>
        <text:list-item>
          <text:p text:style-name="P15">ixCaseInsensitive is not used.</text:p>
        </text:list-item>
        <text:list-item>
          <text:p text:style-name="P15">ixExpression need not be given; it is autodetected when the Fields parameter is parsed.</text:p>
        </text:list-item>
      </text:list>
      <text:h text:style-name="Heading_20_2" text:outline-level="2"><text:bookmark-start text:name="__RefNumPara__4884_493540530"/>RegenerateIndexes<text:bookmark-end text:name="__RefNumPara__4884_493540530"/></text:h>
      <text:p text:style-name="Text_20_body"><text:span text:style-name="Source_20_Text">procedure RegenerateIndexes;</text:span></text:p>
      <text:p text:style-name="Text_20_body">Clears all attached indexes, then recreates them from scratch.</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1500_493540530"/>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text:soft-page-break/>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303501029062894010" text:style-name="L3">
        <text:list-item>
          <text:p text:style-name="P16">String index: a pointer to the first character of a null-terminated character array.</text:p>
        </text:list-item>
        <text:list-item>
          <text:p text:style-name="P16">MDX, numeric: a pointer to a buffer containing a BCD, a binary coded decimal in dBase format.</text:p>
        </text:list-item>
        <text:list-item>
          <text:p text:style-name="P16">NDX, numeric: a pointer to a double.</text:p>
        </text:list-item>
      </text:list>
      <text:p text:style-name="Text_20_body">SearchType is one of the following:</text:p>
      <text:list xml:id="list6471927583400694466" text:style-name="L4">
        <text:list-item>
          <text:p text:style-name="P17">stEqual searches exactly Key. Returns false if no key matches.</text:p>
        </text:list-item>
        <text:list-item>
          <text:p text:style-name="P17">stGreaterEqual searches exactly Key or, if not found, the record which key is greater. Returns false if end of file is found.</text:p>
        </text:list-item>
        <text:list-item>
          <text:p text:style-name="P17">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text:soft-page-break/>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2964228553084614794" text:style-name="L5">
        <text:list-item>
          <text:p text:style-name="P18">dfDbf: The main dbf filename</text:p>
        </text:list-item>
        <text:list-item>
          <text:p text:style-name="P18">dfMemo: The memo filename if any</text:p>
        </text:list-item>
        <text:list-item>
          <text:p text:style-name="P18">dfIndex: Any open index files</text:p>
        </text:list-item>
      </text:list>
      <text:h text:style-name="Heading_20_2" text:outline-level="2">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TryExclusive</text:h>
      <text:p text:style-name="Text_20_body"><text:span text:style-name="Source_20_Text">procedure TryExclusive;</text:span></text:p>
      <text:p text:style-name="Text_20_body"><text:soft-page-break/>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1681388574114990114" text:style-name="L6">
        <text:list-item>
          <text:p text:style-name="P19">If this index is contained in the accompanying MDX file, it will be removed there.</text:p>
        </text:list-item>
        <text:list-item>
          <text:p text:style-name="P19">In the case of an NDX file, it will be closed, detached, then removed from disk.</text:p>
        </text:list-item>
      </text:list>
      <text:h text:style-name="Heading_20_2" text:outline-level="2">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text:soft-page-break/>disk.</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text:soft-page-break/>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text:bookmark-start text:name="__RefNumPara__4878_493540530"/>BatchMove<text:bookmark-end text:name="__RefNumPara__4878_493540530"/></text:h>
      <text:p text:style-name="Text_20_body"><text:span text:style-name="Source_20_Text">procedure TDbf.BatchMove(DataSet: TDataSet; FileName: string; DateTimeAsString: Boolean; Level: Integer; Mode: TDbfBatchMode; Options: TDbfBatchOptions; FieldMappings: TStrings);</text:span></text:p>
      <text:p text:style-name="Text_20_body">This function performs a batch operation on the dataset using <text:span text:style-name="Source_20_Text">DataSet</text:span> as the source dataset.</text:p>
      <text:p text:style-name="Text_20_body"><text:span text:style-name="Source_20_Text">Mode</text:span> can be <text:span text:style-name="Source_20_Text">bmAppend</text:span> or <text:span text:style-name="Source_20_Text">bmCopy</text:span>, other modes are not currently supported. When mode is <text:span text:style-name="Source_20_Text">bmAppend</text:span>, records from the source dataset are appended to the existing dataset. When mode is <text:span text:style-name="Source_20_Text">bmCopy</text:span>, records in the source dataset are copied to a new dataset, in the same way as the <text:span text:style-name="Source_20_Text"><text:bookmark-ref text:reference-format="text" text:ref-name="__RefNumPara__3084_493540530">CopyFrom</text:bookmark-ref></text:span> method.</text:p>
      <text:p text:style-name="Text_20_body">When <text:span text:style-name="Source_20_Text">Mode</text:span> is <text:span text:style-name="Source_20_Text">bmCopy</text:span>, <text:span text:style-name="Source_20_Text">FileName</text:span> is the complete (including path and extension) filename of the new table and Level is the <text:span text:style-name="Source_20_Text"><text:bookmark-ref text:reference-format="text" text:ref-name="__RefNumPara__5090_1787780352">TableLevel</text:bookmark-ref></text:span> of the new table.</text:p>
      <text:p text:style-name="Text_20_body"><text:span text:style-name="Source_20_Text">DateTimeAsString</text:span> is defined in the <text:span text:style-name="Source_20_Text"><text:bookmark-ref text:reference-format="text" text:ref-name="__RefNumPara__3084_493540530">CopyFrom</text:bookmark-ref></text:span> documentation and the <text:span text:style-name="Source_20_Text">OnCopyDateTimeAsString</text:span> event is called as defined in the <text:span text:style-name="Source_20_Text"><text:bookmark-ref text:reference-format="text" text:ref-name="__RefNumPara__3084_493540530">CopyFrom</text:bookmark-ref></text:span> documentation.</text:p>
      <text:p text:style-name="Text_20_body"><text:span text:style-name="Source_20_Text">Options </text:span>is used to request optional features. Use the <text:span text:style-name="Source_20_Text">boUsePhysicalfieldNo</text:span> option if you want the default field mapping to be determined by physical field number (first source field is copied to the first destination field, second source field is copied to the second destination field, etc.) instead of by field name.</text:p>
      <text:p text:style-name="Text_20_body">If <text:span text:style-name="Source_20_Text">FieldMappings</text:span> is not <text:span text:style-name="Source_20_Text">nil</text:span>, it overrides the default field mappings. Each line is used to map a source field name to a destination field and is equal to the source field name, an <text:span text:style-name="Source_20_Text">=</text:span> and the destination field name concatenated.</text:p>
      <text:p text:style-name="Text_20_body">This is similar to the BDE <text:span text:style-name="Source_20_Text">TTable.BatchMove</text:span> method.</text:p>
      <text:h text:style-name="Heading_20_2" text:outline-level="2"><text:bookmark-start text:name="__RefNumPara__3084_493540530"/>CopyFrom<text:bookmark-end text:name="__RefNumPara__3084_493540530"/></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text:bookmark-start text:name="__RefNumPara__4880_493540530"/><text:bookmark-start text:name="__RefHeading__446_1116964618"/><text:soft-page-break/>RestructureTable<text:bookmark-end text:name="__RefNumPara__4880_493540530"/><text:bookmark-end text:name="__RefHeading__446_1116964618"/></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text:bookmark-start text:name="__RefNumPara__4882_493540530"/>PackTable<text:bookmark-end text:name="__RefNumPara__4882_493540530"/></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EmptyTable</text:h>
      <text:p text:style-name="Text_20_body"><text:span text:style-name="Source_20_Text">procedure EmptyTable;</text:span></text:p>
      <text:p text:style-name="Text_20_body"><text:soft-page-break/>The EmptyTable method deletes all records from the table. It retains the current field and index structure.</text:p>
      <text:h text:style-name="Heading_20_2" text:outline-level="2">Zap</text:h>
      <text:p text:style-name="Text_20_body"><text:span text:style-name="Source_20_Text">procedure Zap;</text:span></text:p>
      <text:p text:style-name="Text_20_body">An alias for EmptyTable.</text:p>
      <text:h text:style-name="Heading_20_2" text:outline-level="2"><text:bookmark-start text:name="__RefNumPara__4809_493540530"/>DeleteMdxFile<text:bookmark-end text:name="__RefNumPara__4809_493540530"/></text:h>
      <text:p text:style-name="Text_20_body"><text:span text:style-name="Source_20_Text">procedure DeleteMdxFile;</text:span></text:p>
      <text:p text:style-name="Text_20_body">This deletes the MDX index file and detaches it (ie. clears the MDX flag in the DBF header).</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text:soft-page-break/>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Exclusive</text:h>
      <text:p text:style-name="Text_20_body"><text:span text:style-name="Source_20_Text">property Exclusive: Boolean read FExclusive write FExclusive default </text:span><text:soft-page-break/><text:span text:style-name="Source_20_Text">false;</text:span></text:p>
      <text:p text:style-name="Text_20_body">Use Exclusive to prevent other applications from accessing a table while it is open in this application. Before opening the table, set Exclusive to true. A table must be closed before changing the Exclusive property.</text:p>
      <text:p text:style-name="Text_20_body">When Exclusive is true, then when the application successfully opens the table, no other application can access it. If the table for which the application has requested exclusive access is already in use by another application, an exception is thrown. To handle such exceptions, wrap the code that opens the table in a try..catch block. See also TryExclusive.</text:p>
      <text:p text:style-name="Text_20_body">Do not set Exclusive to true at design time if you also set the Active property to true at design time. In this case an exception is thrown because the table is already in use by the ID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NumPara__1494_493540530"/><text:bookmark-start text:name="__RefHeading__419_1116964618"/>Filter<text:bookmark-end text:name="__RefNumPara__1494_493540530"/><text:bookmark-end text:name="__RefHeading__419_1116964618"/></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text:soft-page-break/>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3054285693167830439" text:style-name="L7">
        <text:list-item>
          <text:p text:style-name="P20">omNormal fails the open action if the file does not exist.</text:p>
        </text:list-item>
        <text:list-item>
          <text:p text:style-name="P20"><text:soft-page-break/>omAutoCreate creates a new table as if CreateTable is called, and opens it.</text:p>
        </text:list-item>
        <text:list-item>
          <text:p text:style-name="P20">omTemporary is not used.</text:p>
        </text:list-item>
      </text:list>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pan text:style-name="Source_20_Text">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text:bookmark-start text:name="__RefNumPara__5090_1787780352"/><text:bookmark-start text:name="__RefHeading__5088_1787780352"/>TableLevel<text:bookmark-end text:name="__RefNumPara__5090_1787780352"/><text:bookmark-end text:name="__RefHeading__5088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1850370007212928434" text:style-name="L8">
        <text:list-item>
          <text:p text:style-name="P21">3: dBase III+ compatible.</text:p>
        </text:list-item>
        <text:list-item>
          <text:p text:style-name="P21">4: dBase IV compatible. The only difference to dBase III+ is the current codepage, locale. dBase III+ uses no translation for the codepage and a binary sort order for the indexes.</text:p>
        </text:list-item>
        <text:list-item>
          <text:p text:style-name="P21">7: Visual dBase VII. Not all features are supported, but these give an summary:</text:p>
          <text:list>
            <text:list-item>
              <text:p text:style-name="P21"><text:soft-page-break/>More field types: datetime, 32 bit integers, 64 bit doubles.</text:p>
            </text:list-item>
            <text:list-item>
              <text:p text:style-name="P21">Default values for fields. This info can be found via the DbfFieldDef.HasDefault and DefaultBuf properties.</text:p>
            </text:list-item>
            <text:list-item>
              <text:p text:style-name="P21">Min and Max values for fields are NOT supported, but can be read.</text:p>
            </text:list-item>
            <text:list-item>
              <text:p text:style-name="P21">Referential integrity is NOT supported.</text:p>
            </text:list-item>
          </text:list>
        </text:list-item>
        <text:list-item>
          <text:p text:style-name="P21">25: FoxPro compatible. The native field types are a bit different, but very comparable to dBase IV. CDX indexes are not supported.</text:p>
        </text:list-item>
      </text:list>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ext:soft-page-break/>this OS does not have the capability to sort records according to this sort order. You can try to read or even alter the index nonetheless, but the index can be easily corrupted if you do not know exactly what you are doing.</text:p>
      <text:h text:style-name="Heading_20_2" text:outline-level="2">OnIndexMissing</text:h>
      <text:p text:style-name="Text_20_body"><text:span text:style-name="Source_20_Text">property OnIndexMissing: TDbfIndexMissingEvent read FOnIndexMissing 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IndexInvalid</text:h>
      <text:p text:style-name="Text_20_body"><text:span text:style-name="Source_20_Text">TDbfIndexInvalidEvent = procedure(Sender: TObject; var Handled, DeleteLink: Boolean) of object;</text:span></text:p>
      <text:p text:style-name="Text_20_body"><text:span text:style-name="Source_20_Text">property OnIndexInvalid: TDbfIndexInvalidEvent read FOnIndexInvalid write FonIndexInvalid;</text:span></text:p>
      <text:p text:style-name="Text_20_body">This event is called when an index is found to be invalid when opening a table with an MDX index file.</text:p>
      <text:p text:style-name="Text_20_body">To continue without raising an exception, set <text:span text:style-name="Source_20_Text">Handled</text:span> to <text:span text:style-name="Source_20_Text">True</text:span>.</text:p>
      <text:p text:style-name="Text_20_body">To detach the index file (ie. clear the MDX flag in the DBF header), set <text:span text:style-name="Source_20_Text">DeleteLink</text:span> to <text:span text:style-name="Source_20_Text">True</text:span>.</text:p>
      <text:p text:style-name="Text_20_body">To delete and detach the index file, call the <text:span text:style-name="Source_20_Text"><text:bookmark-ref text:reference-format="text" text:ref-name="__RefNumPara__4809_493540530">DeleteMdxFile</text:bookmark-ref></text:span> method.</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text:h text:style-name="Heading_20_2" text:outline-level="2">OnProgess</text:h>
      <text:p text:style-name="Text_20_body"><text:span text:style-name="Source_20_Text">TPagedFileProgressEvent = procedure(Sender: TObject; Position, Max: Integer; var Aborted: Boolean; Msg: string) of object;</text:span></text:p>
      <text:p text:style-name="Text_20_body"><text:span text:style-name="Source_20_Text">property OnProgress: TPagedFileProgressEvent read FOnProgress write FOnProgress;</text:span></text:p>
      <text:p text:style-name="Text_20_body">The <text:span text:style-name="Source_20_Text">OnProgress</text:span> event is called whenever progress is made during any of the following long-running operations.</text:p>
      <text:list xml:id="list4690606871554983313" text:style-name="L9">
        <text:list-item>
          <text:p text:style-name="P22"><text:span text:style-name="Source_20_Text"><text:bookmark-ref text:reference-format="text" text:ref-name="__RefNumPara__1492_493540530">AddIndex</text:bookmark-ref></text:span></text:p>
        </text:list-item>
        <text:list-item>
          <text:p text:style-name="P22"><text:span text:style-name="Source_20_Text"><text:bookmark-ref text:reference-format="text" text:ref-name="__RefNumPara__4878_493540530">BatchMove</text:bookmark-ref></text:span></text:p>
        </text:list-item>
        <text:list-item>
          <text:p text:style-name="P22"><text:span text:style-name="Source_20_Text"><text:bookmark-ref text:reference-format="text" text:ref-name="__RefNumPara__3084_493540530">CopyFrom</text:bookmark-ref></text:span></text:p>
        </text:list-item>
        <text:list-item>
          <text:p text:style-name="P22"><text:span text:style-name="Source_20_Text"><text:bookmark-ref text:reference-format="text" text:ref-name="__RefNumPara__4884_493540530">RegenerateIndexes</text:bookmark-ref></text:span></text:p>
        </text:list-item>
        <text:list-item>
          <text:p text:style-name="P22"><text:span text:style-name="Source_20_Text"><text:bookmark-ref text:reference-format="text" text:ref-name="__RefNumPara__4880_493540530">RestructureTable</text:bookmark-ref></text:span></text:p>
        </text:list-item>
        <text:list-item>
          <text:p text:style-name="P22"><text:soft-page-break/><text:span text:style-name="Source_20_Text"><text:bookmark-ref text:reference-format="text" text:ref-name="__RefNumPara__4882_493540530">PackTable</text:bookmark-ref></text:span></text:p>
        </text:list-item>
      </text:list>
      <text:p text:style-name="Text_20_body"><text:span text:style-name="Source_20_Text">Position</text:span> is the completeness of the current step in the range 0 to <text:span text:style-name="Source_20_Text">Max</text:span>.</text:p>
      <text:p text:style-name="Text_20_body"><text:span text:style-name="Source_20_Text">Msg</text:span> is a message providing more details about the current step.</text:p>
      <text:p text:style-name="Text_20_body">To abort the operation, set <text:span text:style-name="Source_20_Text">Aborted</text:span> to <text:span text:style-name="Source_20_Text">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9T12:03:48.89</dc:date>
    <dc:creator>Paul Baker</dc:creator>
    <meta:editing-duration>PT5H25M13S</meta:editing-duration>
    <meta:editing-cycles>61</meta:editing-cycles>
    <meta:generator>OpenOffice/4.1.1$Win32 OpenOffice.org_project/411m6$Build-9775</meta:generator>
    <meta:document-statistic meta:table-count="0" meta:image-count="0" meta:object-count="0" meta:page-count="22" meta:paragraph-count="581" meta:word-count="7328" meta:character-count="47503"/>
  </office:meta>
</office:document-meta>
</file>